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858cm"/>
    </style:style>
    <style:style style:name="co2" style:family="table-column">
      <style:table-column-properties fo:break-before="auto" style:column-width="2.417cm"/>
    </style:style>
    <style:style style:name="co3" style:family="table-column">
      <style:table-column-properties fo:break-before="auto" style:column-width="2.025cm"/>
    </style:style>
    <style:style style:name="co4" style:family="table-column">
      <style:table-column-properties fo:break-before="auto" style:column-width="1.513cm"/>
    </style:style>
    <style:style style:name="co5" style:family="table-column">
      <style:table-column-properties fo:break-before="auto" style:column-width="1.344cm"/>
    </style:style>
    <style:style style:name="co6" style:family="table-column">
      <style:table-column-properties fo:break-before="auto" style:column-width="0.986cm"/>
    </style:style>
    <style:style style:name="co7" style:family="table-column">
      <style:table-column-properties fo:break-before="auto" style:column-width="2.706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2.78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06cm" fo:break-before="auto" style:use-optimal-row-height="true"/>
    </style:style>
    <style:style style:name="ro3" style:family="table-row">
      <style:table-row-properties style:row-height="1.16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end" fo:margin-left="0cm"/>
      <style:text-properties fo:font-size="9pt" style:font-size-asian="9pt" style:font-size-complex="9pt"/>
    </style:style>
    <style:style style:name="ce2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fo:font-size="9pt" style:font-size-asian="9pt" style:font-size-complex="9pt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fo:font-size="9pt" style:font-size-asian="9pt" style:font-size-complex="9pt"/>
    </style:style>
    <style:style style:name="ce4" style:family="table-cell" style:parent-style-name="Default">
      <style:table-cell-properties fo:background-color="#b2dbff" style:text-align-source="fix" style:repeat-content="false" fo:wrap-option="wrap"/>
      <style:paragraph-properties fo:text-align="end" fo:margin-left="0cm"/>
      <style:text-properties fo:font-size="9pt" style:font-size-asian="9pt" style:font-size-complex="9pt"/>
    </style:style>
    <style:style style:name="ce5" style:family="table-cell" style:parent-style-name="Default">
      <style:table-cell-properties fo:background-color="#fff4b2" style:text-align-source="fix" style:repeat-content="false" fo:wrap-option="wrap"/>
      <style:paragraph-properties fo:text-align="end" fo:margin-left="0cm"/>
      <style:text-properties fo:font-size="9pt" style:font-size-asian="9pt" style:font-size-complex="9pt"/>
    </style:style>
    <style:style style:name="ce6" style:family="table-cell" style:parent-style-name="Default">
      <style:table-cell-properties fo:background-color="#caffb2" style:text-align-source="fix" style:repeat-content="false" fo:wrap-option="wrap"/>
      <style:paragraph-properties fo:text-align="end" fo:margin-left="0cm"/>
      <style:text-properties fo:font-size="9pt" style:font-size-asian="9pt" style:font-size-complex="9pt"/>
    </style:style>
    <style:style style:name="ce7" style:family="table-cell" style:parent-style-name="Default">
      <style:table-cell-properties fo:border-bottom="0.06pt solid #000000" fo:background-color="#fff4b2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8" style:family="table-cell" style:parent-style-name="Default">
      <style:table-cell-properties fo:border-bottom="0.06pt solid #000000" fo:background-color="#b2dbff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9" style:family="table-cell" style:parent-style-name="Default">
      <style:table-cell-properties fo:border-bottom="0.06pt solid #000000" fo:background-color="#caffb2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10" style:family="table-cell" style:parent-style-name="Default">
      <style:table-cell-properties fo:border-bottom="0.06pt solid #000000" fo:background-color="#fff4b2" style:text-align-source="fix" style:repeat-content="false" fo:wrap-option="wrap" fo:border-left="none" fo:border-right="none" fo:border-top="0.06pt solid #000000" style:vertical-align="middle"/>
      <style:paragraph-properties fo:text-align="end" fo:margin-left="0cm"/>
      <style:text-properties fo:font-size="9pt" style:font-size-asian="9pt" style:font-size-complex="9pt"/>
    </style:style>
    <style:style style:name="ce11" style:family="table-cell" style:parent-style-name="Default">
      <style:table-cell-properties fo:border-bottom="0.06pt solid #000000" fo:background-color="#fff4b2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12" style:family="table-cell" style:parent-style-name="Default">
      <style:table-cell-properties fo:border-bottom="0.06pt solid #000000" fo:background-color="#caffb2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size="9pt" style:font-size-asian="9pt" style:font-size-complex="9pt"/>
    </style:style>
    <style:style style:name="ce15" style:family="table-cell" style:parent-style-name="Default" style:data-style-name="N2">
      <style:table-cell-properties fo:border-bottom="0.06pt solid #000000" fo:background-color="#fff4b2" fo:border-left="none" fo:border-right="none" fo:border-top="0.06pt solid #000000" style:vertical-align="middle"/>
      <style:text-properties fo:font-size="9pt" style:font-size-asian="9pt" style:font-size-complex="9pt"/>
    </style:style>
    <style:style style:name="ce16" style:family="table-cell" style:parent-style-name="Default" style:data-style-name="N2">
      <style:table-cell-properties fo:border-bottom="0.06pt solid #000000" fo:background-color="#b2dbff" fo:border-left="none" fo:border-right="none" fo:border-top="0.06pt solid #000000" style:vertical-align="middle"/>
      <style:text-properties fo:font-size="9pt" style:font-size-asian="9pt" style:font-size-complex="9pt"/>
    </style:style>
    <style:style style:name="ce17" style:family="table-cell" style:parent-style-name="Default" style:data-style-name="N2">
      <style:table-cell-properties fo:border-bottom="0.06pt solid #000000" fo:background-color="#caffb2" fo:border-left="none" fo:border-right="none" fo:border-top="0.06pt solid #000000" style:vertical-align="middle"/>
      <style:text-properties fo:font-size="9pt" style:font-size-asian="9pt" style:font-size-complex="9pt"/>
    </style:style>
    <style:style style:name="ce18" style:family="table-cell" style:parent-style-name="Default" style:data-style-name="N113">
      <style:table-cell-properties fo:border-bottom="0.06pt solid #000000" fo:background-color="#caffb2" fo:border-left="none" fo:border-right="none" fo:border-top="0.06pt solid #000000" style:vertical-align="middle"/>
      <style:text-properties fo:font-size="9pt" style:font-size-asian="9pt" style:font-size-complex="9pt"/>
    </style:style>
    <style:style style:name="ce19" style:family="table-cell" style:parent-style-name="Default" style:data-style-name="N113">
      <style:table-cell-properties fo:border-bottom="0.06pt solid #000000" fo:background-color="#caffb2" fo:border-left="none" fo:border-right="none" fo:border-top="0.06pt solid #000000" style:vertical-align="middle"/>
      <style:text-properties fo:font-size="9pt" fo:font-weight="bold" style:font-size-asian="9pt" style:font-weight-asian="bold" style:font-size-complex="9pt" style:font-weight-complex="bold"/>
    </style:style>
    <style:style style:name="ce20" style:family="table-cell" style:parent-style-name="Default" style:data-style-name="N2">
      <style:table-cell-properties fo:border-bottom="0.06pt solid #000000" fo:background-color="#caffb2" fo:border-left="none" fo:border-right="none" fo:border-top="0.06pt solid #000000" style:vertical-align="middle"/>
      <style:text-properties fo:font-size="9pt" fo:font-weight="bold" style:font-size-asian="9pt" style:font-weight-asian="bold" style:font-size-complex="9pt" style:font-weight-complex="bold"/>
    </style:style>
    <style:style style:name="ce21" style:family="table-cell" style:parent-style-name="Default" style:data-style-name="N2">
      <style:text-properties fo:font-size="9pt" style:font-size-asian="9pt" style:font-size-complex="9pt"/>
    </style:style>
    <style:style style:name="ce22" style:family="table-cell" style:parent-style-name="Default">
      <style:table-cell-properties fo:border-bottom="0.06pt solid #000000" fo:background-color="#fff4b2" style:text-align-source="fix" style:repeat-content="false" fo:border-left="none" fo:border-right="none" fo:border-top="0.06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23" style:family="table-cell" style:parent-style-name="Default">
      <style:table-cell-properties fo:border-bottom="0.06pt solid #000000" fo:background-color="#b2dbff" style:text-align-source="fix" style:repeat-content="false" fo:border-left="none" fo:border-right="none" fo:border-top="0.06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24" style:family="table-cell" style:parent-style-name="Default">
      <style:table-cell-properties fo:border-bottom="0.06pt solid #000000" fo:background-color="#caffb2" style:text-align-source="fix" style:repeat-content="false" fo:border-left="none" fo:border-right="none" fo:border-top="0.06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25" style:family="table-cell" style:parent-style-name="Default" style:data-style-name="N112">
      <style:table-cell-properties fo:border-bottom="0.06pt solid #000000" fo:background-color="#caffb2" style:text-align-source="fix" style:repeat-content="false" fo:border-left="none" fo:border-right="none" fo:border-top="0.06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26" style:family="table-cell" style:parent-style-name="Default" style:data-style-name="N112">
      <style:table-cell-properties fo:border-bottom="0.06pt solid #000000" fo:background-color="#caffb2" style:text-align-source="fix" style:repeat-content="false" fo:border-left="none" fo:border-right="none" fo:border-top="0.06pt solid #000000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27" style:family="table-cell" style:parent-style-name="Default" style:data-style-name="N112">
      <style:table-cell-properties fo:border-bottom="0.06pt solid #000000" fo:background-color="#fff4b2" style:text-align-source="fix" style:repeat-content="false" fo:border-left="none" fo:border-right="none" fo:border-top="0.06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28" style:family="table-cell" style:parent-style-name="Default">
      <style:table-cell-properties fo:border-bottom="0.06pt solid #000000" fo:background-color="#caffb2" style:text-align-source="fix" style:repeat-content="false" fo:border-left="none" fo:border-right="none" fo:border-top="0.06pt solid #000000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9pt" style:font-size-asian="9pt" style:font-size-complex="9pt"/>
    </style:style>
    <style:style style:name="ce30" style:family="table-cell" style:parent-style-name="Default">
      <style:table-cell-properties fo:border-bottom="0.06pt solid #000000" fo:background-color="#fff4b2" fo:border-left="none" fo:border-right="0.06pt solid #000000" fo:border-top="0.06pt solid #000000" style:vertical-align="middle"/>
      <style:text-properties fo:font-size="9pt" style:font-size-asian="9pt" style:font-size-complex="9pt"/>
    </style:style>
    <style:style style:name="ce31" style:family="table-cell" style:parent-style-name="Default">
      <style:table-cell-properties fo:border-bottom="0.06pt solid #000000" fo:background-color="#b2dbff" fo:border-left="none" fo:border-right="0.06pt solid #000000" fo:border-top="0.06pt solid #000000" style:vertical-align="middle"/>
      <style:text-properties fo:font-size="9pt" style:font-size-asian="9pt" style:font-size-complex="9pt"/>
    </style:style>
    <style:style style:name="ce32" style:family="table-cell" style:parent-style-name="Default">
      <style:table-cell-properties fo:border-bottom="0.06pt solid #000000" fo:background-color="#caffb2" fo:border-left="none" fo:border-right="0.06pt solid #000000" fo:border-top="0.06pt solid #000000" style:vertical-align="middle"/>
      <style:text-properties fo:font-size="9pt" style:font-size-asian="9pt" style:font-size-complex="9pt"/>
    </style:style>
    <style:style style:name="ce33" style:family="table-cell" style:parent-style-name="Default">
      <style:table-cell-properties fo:border-bottom="0.06pt solid #000000" fo:background-color="#caffb2" fo:border-left="none" fo:border-right="0.06pt solid #000000" fo:border-top="0.06pt solid #000000" style:vertical-align="middle"/>
      <style:text-properties fo:font-size="9pt" fo:font-weight="bold" style:font-size-asian="9pt" style:font-weight-asian="bold" style:font-size-complex="9pt" style:font-weight-complex="bold"/>
    </style:style>
    <style:style style:name="ce34" style:family="table-cell" style:parent-style-name="Default">
      <style:text-properties fo:font-size="9pt" style:font-size-asian="9pt" style:font-size-complex="9pt"/>
    </style:style>
    <style:style style:name="ce35" style:family="table-cell" style:parent-style-name="Default">
      <style:table-cell-properties fo:background-color="#b2dbff"/>
    </style:style>
    <style:style style:name="ce36" style:family="table-cell" style:parent-style-name="Default">
      <style:table-cell-properties fo:background-color="#caffb2"/>
    </style:style>
    <style:style style:name="ce37" style:family="table-cell" style:parent-style-name="Default">
      <style:table-cell-properties fo:background-color="#b2dbff" style:text-align-source="fix" style:repeat-content="false" fo:wrap-option="wrap"/>
      <style:paragraph-properties fo:text-align="center" fo:margin-left="0cm"/>
    </style:style>
    <style:style style:name="ce38" style:family="table-cell" style:parent-style-name="Default" style:data-style-name="N2">
      <style:table-cell-properties fo:background-color="#b2dbff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shapes>
          <draw:frame draw:z-index="0" draw:style-name="gr1" draw:text-style-name="P1" svg:width="15.999cm" svg:height="8.999cm" svg:x="14.783cm" svg:y="0.489cm">
            <draw:object draw:notify-on-update-of-ranges="MonitorsActivationTimes.A16:MonitorsActivationTimes.A16 MonitorsActivationTimes.A17:MonitorsActivationTimes.A107 MonitorsActivationTimes.B16:MonitorsActivationTimes.B16 MonitorsActivationTimes.B17:MonitorsActivationTimes.B10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14"/>
        <table:table-column table:style-name="co3" table:default-cell-style-name="ce21"/>
        <table:table-column table:style-name="co4" table:default-cell-style-name="ce29"/>
        <table:table-column table:style-name="co5" table:default-cell-style-name="ce21"/>
        <table:table-column table:style-name="co6" table:default-cell-style-name="ce34"/>
        <table:table-column table:style-name="co7" table:default-cell-style-name="ce34"/>
        <table:table-column table:style-name="co8" table:number-columns-repeated="1017" table:default-cell-style-name="ce34"/>
        <table:table-row table:style-name="ro1">
          <table:table-cell table:style-name="ce1"/>
          <table:table-cell table:style-name="ce7" office:value-type="string" calcext:value-type="string">
            <text:p>Total People</text:p>
          </table:table-cell>
          <table:table-cell table:style-name="ce15" office:value-type="float" office:value="1000" calcext:value-type="float">
            <text:p>1000.00</text:p>
          </table:table-cell>
          <table:table-cell table:style-name="ce22"/>
          <table:table-cell table:style-name="ce15"/>
          <table:table-cell table:style-name="ce30"/>
          <table:table-cell table:number-columns-repeated="1018"/>
        </table:table-row>
        <table:table-row table:style-name="ro1">
          <table:table-cell table:style-name="ce1"/>
          <table:table-cell table:style-name="ce8" office:value-type="string" calcext:value-type="string">
            <text:p>Sector Num</text:p>
          </table:table-cell>
          <table:table-cell table:style-name="ce16" office:value-type="float" office:value="12" calcext:value-type="float">
            <text:p>12.00</text:p>
          </table:table-cell>
          <table:table-cell table:style-name="ce23"/>
          <table:table-cell table:style-name="ce16"/>
          <table:table-cell table:style-name="ce31"/>
          <table:table-cell table:number-columns-repeated="1018"/>
        </table:table-row>
        <table:table-row table:style-name="ro1">
          <table:table-cell table:style-name="ce1" office:value-type="string" calcext:value-type="string" table:number-columns-spanned="1" table:number-rows-spanned="3">
            <text:p>Peep per sector</text:p>
          </table:table-cell>
          <table:table-cell table:style-name="ce7" office:value-type="string" calcext:value-type="string">
            <text:p>Min</text:p>
          </table:table-cell>
          <table:table-cell table:style-name="ce15" office:value-type="float" office:value="70" calcext:value-type="float">
            <text:p>70.00</text:p>
          </table:table-cell>
          <table:table-cell table:style-name="ce22"/>
          <table:table-cell table:style-name="ce15"/>
          <table:table-cell table:style-name="ce30"/>
          <table:table-cell table:number-columns-repeated="1018"/>
        </table:table-row>
        <table:table-row table:style-name="ro1">
          <table:covered-table-cell table:style-name="ce1"/>
          <table:table-cell table:style-name="ce9" office:value-type="string" calcext:value-type="string">
            <text:p>Max</text:p>
          </table:table-cell>
          <table:table-cell table:style-name="ce17" table:formula="of:=[.C1]-([.C3]*[.C2])+[.C3]" office:value-type="float" office:value="230" calcext:value-type="float">
            <text:p>230.00</text:p>
          </table:table-cell>
          <table:table-cell table:style-name="ce24"/>
          <table:table-cell table:style-name="ce17"/>
          <table:table-cell table:style-name="ce32"/>
          <table:table-cell table:number-columns-repeated="1018"/>
        </table:table-row>
        <table:table-row table:style-name="ro1">
          <table:covered-table-cell table:style-name="ce1"/>
          <table:table-cell table:style-name="ce9" office:value-type="string" calcext:value-type="string">
            <text:p>Avg</text:p>
          </table:table-cell>
          <table:table-cell table:style-name="ce17" table:formula="of:=[.C1]/[.C2]" office:value-type="float" office:value="83.3333333333333" calcext:value-type="float">
            <text:p>83.33</text:p>
          </table:table-cell>
          <table:table-cell table:style-name="ce24"/>
          <table:table-cell table:style-name="ce17"/>
          <table:table-cell table:style-name="ce32"/>
          <table:table-cell table:number-columns-repeated="1018"/>
        </table:table-row>
        <table:table-row table:style-name="ro2">
          <table:table-cell table:style-name="ce1"/>
          <table:table-cell table:style-name="ce7" office:value-type="string" calcext:value-type="string">
            <text:p>Evac time x person</text:p>
          </table:table-cell>
          <table:table-cell table:style-name="ce15" office:value-type="float" office:value="0.35" calcext:value-type="float">
            <text:p>0.35</text:p>
          </table:table-cell>
          <table:table-cell table:style-name="ce22" office:value-type="string" calcext:value-type="string">
            <text:p>sec</text:p>
          </table:table-cell>
          <table:table-cell table:style-name="ce15"/>
          <table:table-cell table:style-name="ce30"/>
          <table:table-cell table:number-columns-repeated="1018"/>
        </table:table-row>
        <table:table-row table:style-name="ro1">
          <table:table-cell table:style-name="ce1" office:value-type="string" calcext:value-type="string" table:number-columns-spanned="1" table:number-rows-spanned="3">
            <text:p>Time to save sector</text:p>
          </table:table-cell>
          <table:table-cell table:style-name="ce9" office:value-type="string" calcext:value-type="string">
            <text:p>Min</text:p>
          </table:table-cell>
          <table:table-cell table:style-name="ce18" table:formula="of:=[.C3]*[.C$6]" office:value-type="float" office:value="24.5" calcext:value-type="float">
            <text:p>25 s</text:p>
          </table:table-cell>
          <table:table-cell table:style-name="ce25" office:value-type="string" calcext:value-type="string">
            <text:p>sec</text:p>
          </table:table-cell>
          <table:table-cell table:style-name="ce17" table:formula="of:=([.$C7]/60)" office:value-type="float" office:value="0.408333333333333" calcext:value-type="float">
            <text:p>0.41</text:p>
          </table:table-cell>
          <table:table-cell table:style-name="ce32" office:value-type="string" calcext:value-type="string">
            <text:p>min</text:p>
          </table:table-cell>
          <table:table-cell table:number-columns-repeated="1018"/>
        </table:table-row>
        <table:table-row table:style-name="ro1">
          <table:covered-table-cell table:style-name="ce1"/>
          <table:table-cell table:style-name="ce9" office:value-type="string" calcext:value-type="string">
            <text:p>Max</text:p>
          </table:table-cell>
          <table:table-cell table:style-name="ce18" table:formula="of:=[.C4]*[.C$6]" office:value-type="float" office:value="80.5" calcext:value-type="float">
            <text:p>81 s</text:p>
          </table:table-cell>
          <table:table-cell table:style-name="ce25" office:value-type="string" calcext:value-type="string">
            <text:p>sec</text:p>
          </table:table-cell>
          <table:table-cell table:style-name="ce17" table:formula="of:=([.$C8]/60)" office:value-type="float" office:value="1.34166666666667" calcext:value-type="float">
            <text:p>1.34</text:p>
          </table:table-cell>
          <table:table-cell table:style-name="ce32" office:value-type="string" calcext:value-type="string">
            <text:p>min</text:p>
          </table:table-cell>
          <table:table-cell table:number-columns-repeated="1018"/>
        </table:table-row>
        <table:table-row table:style-name="ro1">
          <table:covered-table-cell table:style-name="ce1"/>
          <table:table-cell table:style-name="ce9" office:value-type="string" calcext:value-type="string">
            <text:p>Avg</text:p>
          </table:table-cell>
          <table:table-cell table:style-name="ce19" table:formula="of:=[.C5]*[.C$6]" office:value-type="float" office:value="29.1666666666667" calcext:value-type="float">
            <text:p>29 s</text:p>
          </table:table-cell>
          <table:table-cell table:style-name="ce26" office:value-type="string" calcext:value-type="string">
            <text:p>sec</text:p>
          </table:table-cell>
          <table:table-cell table:style-name="ce17" table:formula="of:=([.$C9]/60)" office:value-type="float" office:value="0.486111111111111" calcext:value-type="float">
            <text:p>0.49</text:p>
          </table:table-cell>
          <table:table-cell table:style-name="ce32" office:value-type="string" calcext:value-type="string">
            <text:p>min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 table:number-columns-spanned="1" table:number-rows-spanned="3">
            <text:p>Spawn Asteroid wait</text:p>
          </table:table-cell>
          <table:table-cell table:style-name="ce7" office:value-type="string" calcext:value-type="string">
            <text:p>Min</text:p>
          </table:table-cell>
          <table:table-cell table:style-name="ce15" office:value-type="float" office:value="3.5" calcext:value-type="float">
            <text:p>3.50</text:p>
          </table:table-cell>
          <table:table-cell table:style-name="ce27" office:value-type="string" calcext:value-type="string">
            <text:p>sec</text:p>
          </table:table-cell>
          <table:table-cell table:style-name="ce15"/>
          <table:table-cell table:style-name="ce30"/>
          <table:table-cell table:number-columns-repeated="1018"/>
        </table:table-row>
        <table:table-row table:style-name="ro1">
          <table:covered-table-cell table:style-name="ce1"/>
          <table:table-cell table:style-name="ce7" office:value-type="string" calcext:value-type="string">
            <text:p>Max</text:p>
          </table:table-cell>
          <table:table-cell table:style-name="ce15" office:value-type="float" office:value="4.5" calcext:value-type="float">
            <text:p>4.50</text:p>
          </table:table-cell>
          <table:table-cell table:style-name="ce27" office:value-type="string" calcext:value-type="string">
            <text:p>sec</text:p>
          </table:table-cell>
          <table:table-cell table:style-name="ce15"/>
          <table:table-cell table:style-name="ce30"/>
          <table:table-cell table:number-columns-repeated="1018"/>
        </table:table-row>
        <table:table-row table:style-name="ro1">
          <table:covered-table-cell table:style-name="ce1"/>
          <table:table-cell table:style-name="ce9" office:value-type="string" calcext:value-type="string">
            <text:p>Avg</text:p>
          </table:table-cell>
          <table:table-cell table:style-name="ce17" table:formula="of:=[.C10]+([.C11]-[.C10])/2" office:value-type="float" office:value="4" calcext:value-type="float">
            <text:p>4.00</text:p>
          </table:table-cell>
          <table:table-cell table:style-name="ce25" office:value-type="string" calcext:value-type="string">
            <text:p>sec</text:p>
          </table:table-cell>
          <table:table-cell table:style-name="ce17"/>
          <table:table-cell table:style-name="ce32"/>
          <table:table-cell table:number-columns-repeated="1018"/>
        </table:table-row>
        <table:table-row table:style-name="ro3">
          <table:table-cell table:style-name="ce1"/>
          <table:table-cell table:style-name="ce8" office:value-type="string" calcext:value-type="string">
            <text:p>Distance Asteroid Spawn Ground</text:p>
          </table:table-cell>
          <table:table-cell table:style-name="ce16" office:value-type="float" office:value="9" calcext:value-type="float">
            <text:p>9.00</text:p>
          </table:table-cell>
          <table:table-cell table:style-name="ce23" office:value-type="string" calcext:value-type="string">
            <text:p>units</text:p>
          </table:table-cell>
          <table:table-cell table:style-name="ce16"/>
          <table:table-cell table:style-name="ce31"/>
          <table:table-cell table:number-columns-repeated="1018"/>
        </table:table-row>
        <table:table-row table:style-name="ro1">
          <table:table-cell table:style-name="ce1" office:value-type="string" calcext:value-type="string" table:number-columns-spanned="1" table:number-rows-spanned="3">
            <text:p>Asteroid fall speed</text:p>
          </table:table-cell>
          <table:table-cell table:style-name="ce7" office:value-type="string" calcext:value-type="string">
            <text:p>Min</text:p>
          </table:table-cell>
          <table:table-cell table:style-name="ce15" office:value-type="float" office:value="0.7" calcext:value-type="float">
            <text:p>0.70</text:p>
          </table:table-cell>
          <table:table-cell table:style-name="ce22" office:value-type="string" calcext:value-type="string">
            <text:p>units/sec</text:p>
          </table:table-cell>
          <table:table-cell table:style-name="ce15"/>
          <table:table-cell table:style-name="ce30"/>
          <table:table-cell table:number-columns-repeated="1018"/>
        </table:table-row>
        <table:table-row table:style-name="ro1">
          <table:covered-table-cell table:style-name="ce1"/>
          <table:table-cell table:style-name="ce7" office:value-type="string" calcext:value-type="string">
            <text:p>Max</text:p>
          </table:table-cell>
          <table:table-cell table:style-name="ce15" office:value-type="float" office:value="1.2" calcext:value-type="float">
            <text:p>1.20</text:p>
          </table:table-cell>
          <table:table-cell table:style-name="ce22" office:value-type="string" calcext:value-type="string">
            <text:p>units/sec</text:p>
          </table:table-cell>
          <table:table-cell table:style-name="ce15"/>
          <table:table-cell table:style-name="ce30"/>
          <table:table-cell table:number-columns-repeated="1018"/>
        </table:table-row>
        <table:table-row table:style-name="ro1">
          <table:covered-table-cell table:style-name="ce1"/>
          <table:table-cell table:style-name="ce9" office:value-type="string" calcext:value-type="string">
            <text:p>Avg</text:p>
          </table:table-cell>
          <table:table-cell table:style-name="ce17" table:formula="of:=[.C14]+([.C15]-[.C14])/2" office:value-type="float" office:value="0.95" calcext:value-type="float">
            <text:p>0.95</text:p>
          </table:table-cell>
          <table:table-cell table:style-name="ce24" office:value-type="string" calcext:value-type="string">
            <text:p>units/sec</text:p>
          </table:table-cell>
          <table:table-cell table:style-name="ce17"/>
          <table:table-cell table:style-name="ce32"/>
          <table:table-cell table:number-columns-repeated="1018"/>
        </table:table-row>
        <table:table-row table:style-name="ro1">
          <table:table-cell table:style-name="ce1" office:value-type="string" calcext:value-type="string" table:number-columns-spanned="1" table:number-rows-spanned="3">
            <text:p>Asteroid fall time</text:p>
            <text:p>(time to react!)</text:p>
          </table:table-cell>
          <table:table-cell table:style-name="ce9" office:value-type="string" calcext:value-type="string">
            <text:p>Min</text:p>
          </table:table-cell>
          <table:table-cell table:style-name="ce20" table:formula="of:=[.C$13]/[.C$15]" office:value-type="float" office:value="7.5" calcext:value-type="float">
            <text:p>7.50</text:p>
          </table:table-cell>
          <table:table-cell table:style-name="ce28" office:value-type="string" calcext:value-type="string">
            <text:p>sec</text:p>
          </table:table-cell>
          <table:table-cell table:style-name="ce17" table:formula="of:=([.$C17]/60)" office:value-type="float" office:value="0.125" calcext:value-type="float">
            <text:p>0.13</text:p>
          </table:table-cell>
          <table:table-cell table:style-name="ce32" office:value-type="string" calcext:value-type="string">
            <text:p>min</text:p>
          </table:table-cell>
          <table:table-cell table:number-columns-repeated="1018"/>
        </table:table-row>
        <table:table-row table:style-name="ro1">
          <table:covered-table-cell table:style-name="ce1"/>
          <table:table-cell table:style-name="ce9" office:value-type="string" calcext:value-type="string">
            <text:p>Max</text:p>
          </table:table-cell>
          <table:table-cell table:style-name="ce17" table:formula="of:=[.C$13]/[.C$14]" office:value-type="float" office:value="12.8571428571429" calcext:value-type="float">
            <text:p>12.86</text:p>
          </table:table-cell>
          <table:table-cell table:style-name="ce24" office:value-type="string" calcext:value-type="string">
            <text:p>sec</text:p>
          </table:table-cell>
          <table:table-cell table:style-name="ce17" table:formula="of:=([.$C18]/60)" office:value-type="float" office:value="0.214285714285714" calcext:value-type="float">
            <text:p>0.21</text:p>
          </table:table-cell>
          <table:table-cell table:style-name="ce32" office:value-type="string" calcext:value-type="string">
            <text:p>min</text:p>
          </table:table-cell>
          <table:table-cell table:number-columns-repeated="1018"/>
        </table:table-row>
        <table:table-row table:style-name="ro1">
          <table:covered-table-cell table:style-name="ce1"/>
          <table:table-cell table:style-name="ce9" office:value-type="string" calcext:value-type="string">
            <text:p>Avg</text:p>
          </table:table-cell>
          <table:table-cell table:style-name="ce20" table:formula="of:=[.C$13]/[.C16]" office:value-type="float" office:value="9.47368421052632" calcext:value-type="float">
            <text:p>9.47</text:p>
          </table:table-cell>
          <table:table-cell table:style-name="ce28" office:value-type="string" calcext:value-type="string">
            <text:p>sec</text:p>
          </table:table-cell>
          <table:table-cell table:style-name="ce17" table:formula="of:=([.$C19]/60)" office:value-type="float" office:value="0.157894736842105" calcext:value-type="float">
            <text:p>0.16</text:p>
          </table:table-cell>
          <table:table-cell table:style-name="ce32" office:value-type="string" calcext:value-type="string">
            <text:p>min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10" office:value-type="string" calcext:value-type="string">
            <text:p>Reload time</text:p>
          </table:table-cell>
          <table:table-cell table:style-name="ce15" office:value-type="float" office:value="1" calcext:value-type="float">
            <text:p>1.00</text:p>
          </table:table-cell>
          <table:table-cell table:style-name="ce22" office:value-type="string" calcext:value-type="string">
            <text:p>sec</text:p>
          </table:table-cell>
          <table:table-cell table:style-name="ce15"/>
          <table:table-cell table:style-name="ce30"/>
          <table:table-cell table:number-columns-repeated="1018"/>
        </table:table-row>
        <table:table-row table:style-name="ro2">
          <table:table-cell table:style-name="ce1"/>
          <table:table-cell table:style-name="ce11" office:value-type="string" calcext:value-type="string">
            <text:p>Monitor spawn time</text:p>
          </table:table-cell>
          <table:table-cell table:style-name="ce15" office:value-type="float" office:value="5" calcext:value-type="float">
            <text:p>5.00</text:p>
          </table:table-cell>
          <table:table-cell table:style-name="ce22" office:value-type="string" calcext:value-type="string">
            <text:p>sec</text:p>
          </table:table-cell>
          <table:table-cell table:style-name="ce15" table:formula="of:=([.$C21]/60)" office:value-type="float" office:value="0.0833333333333333" calcext:value-type="float">
            <text:p>0.08</text:p>
          </table:table-cell>
          <table:table-cell table:style-name="ce30" office:value-type="string" calcext:value-type="string">
            <text:p>min</text:p>
          </table:table-cell>
          <table:table-cell table:number-columns-repeated="1018"/>
        </table:table-row>
        <table:table-row table:style-name="ro2">
          <table:table-cell table:style-name="ce1"/>
          <table:table-cell table:style-name="ce12" office:value-type="string" calcext:value-type="string">
            <text:p>Minimum game time</text:p>
          </table:table-cell>
          <table:table-cell table:style-name="ce17" table:formula="of:=[.C21]*[.C2]" office:value-type="float" office:value="60" calcext:value-type="float">
            <text:p>60.00</text:p>
          </table:table-cell>
          <table:table-cell table:style-name="ce24" office:value-type="string" calcext:value-type="string">
            <text:p>sec</text:p>
          </table:table-cell>
          <table:table-cell table:style-name="ce20" table:formula="of:=([.$C22]/60)" office:value-type="float" office:value="1" calcext:value-type="float">
            <text:p>1.00</text:p>
          </table:table-cell>
          <table:table-cell table:style-name="ce33" office:value-type="string" calcext:value-type="string">
            <text:p>min</text:p>
          </table:table-cell>
          <table:table-cell table:number-columns-repeated="1018"/>
        </table:table-row>
        <table:table-row table:style-name="ro2">
          <table:table-cell table:style-name="ce1"/>
          <table:table-cell table:style-name="ce12" office:value-type="string" calcext:value-type="string">
            <text:p>Avg game win time</text:p>
          </table:table-cell>
          <table:table-cell table:style-name="ce17" table:formula="of:=[.C$21]*[.C2]+[.C9]" office:value-type="float" office:value="89.1666666666667" calcext:value-type="float">
            <text:p>89.17</text:p>
          </table:table-cell>
          <table:table-cell table:style-name="ce24" office:value-type="string" calcext:value-type="string">
            <text:p>sec</text:p>
          </table:table-cell>
          <table:table-cell table:style-name="ce20" table:formula="of:=([.$C23]/60)" office:value-type="float" office:value="1.48611111111111" calcext:value-type="float">
            <text:p>1.49</text:p>
          </table:table-cell>
          <table:table-cell table:style-name="ce33" office:value-type="string" calcext:value-type="string">
            <text:p>min</text:p>
          </table:table-cell>
          <table:table-cell table:number-columns-repeated="1018"/>
        </table:table-row>
        <table:table-row table:style-name="ro1">
          <table:table-cell/>
          <table:table-cell table:style-name="ce13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constant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user defin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derived</text:p>
          </table:table-cell>
          <table:table-cell table:number-columns-repeated="1023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nitorsActivationTimes" table:style-name="ta1">
        <table:table-column table:style-name="co9" table:number-columns-repeated="2" table:default-cell-style-name="ce36"/>
        <table:table-column table:style-name="co9" table:default-cell-style-name="Default"/>
        <table:table-row table:style-name="ro1">
          <table:table-cell table:style-name="ce35" office:value-type="string" calcext:value-type="string">
            <text:p>monitor</text:p>
          </table:table-cell>
          <table:table-cell table:style-name="ce37" office:value-type="string" calcext:value-type="string">
            <text:p>activation</text:p>
          </table:table-cell>
          <table:table-cell table:style-name="ce35" office:value-type="string" calcext:value-type="string">
            <text:p>avg victory</text:p>
          </table:table-cell>
        </table:table-row>
        <table:table-row table:style-name="ro1">
          <table:table-cell table:style-name="ce35" office:value-type="float" office:value="0" calcext:value-type="float">
            <text:p>0</text:p>
          </table:table-cell>
          <table:table-cell table:style-name="ce38" table:formula="of:=[$Data.$C$21]*[.$A2]" office:value-type="float" office:value="0" calcext:value-type="float">
            <text:p>0.00</text:p>
          </table:table-cell>
          <table:table-cell table:style-name="ce35" table:formula="of:=[.$B2]+[$Data.$C$9]" office:value-type="float" office:value="29.1666666666667" calcext:value-type="float">
            <text:p>29.1666666666667</text:p>
          </table:table-cell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8" table:formula="of:=[$Data.$C$21]*[.$A3]" office:value-type="float" office:value="5" calcext:value-type="float">
            <text:p>5.00</text:p>
          </table:table-cell>
          <table:table-cell table:style-name="ce35" table:formula="of:=[.$B3]+[$Data.$C$9]" office:value-type="float" office:value="34.1666666666667" calcext:value-type="float">
            <text:p>34.1666666666667</text:p>
          </table:table-cell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8" table:formula="of:=[$Data.$C$21]*[.$A4]" office:value-type="float" office:value="10" calcext:value-type="float">
            <text:p>10.00</text:p>
          </table:table-cell>
          <table:table-cell table:style-name="ce35" table:formula="of:=[.$B4]+[$Data.$C$9]" office:value-type="float" office:value="39.1666666666667" calcext:value-type="float">
            <text:p>39.1666666666667</text:p>
          </table:table-cell>
        </table:table-row>
        <table:table-row table:style-name="ro1">
          <table:table-cell table:style-name="ce35" office:value-type="float" office:value="3" calcext:value-type="float">
            <text:p>3</text:p>
          </table:table-cell>
          <table:table-cell table:style-name="ce38" table:formula="of:=[$Data.$C$21]*[.$A5]" office:value-type="float" office:value="15" calcext:value-type="float">
            <text:p>15.00</text:p>
          </table:table-cell>
          <table:table-cell table:style-name="ce35" table:formula="of:=[.$B5]+[$Data.$C$9]" office:value-type="float" office:value="44.1666666666667" calcext:value-type="float">
            <text:p>44.1666666666667</text:p>
          </table:table-cell>
        </table:table-row>
        <table:table-row table:style-name="ro1">
          <table:table-cell table:style-name="ce35" office:value-type="float" office:value="4" calcext:value-type="float">
            <text:p>4</text:p>
          </table:table-cell>
          <table:table-cell table:style-name="ce38" table:formula="of:=[$Data.$C$21]*[.$A6]" office:value-type="float" office:value="20" calcext:value-type="float">
            <text:p>20.00</text:p>
          </table:table-cell>
          <table:table-cell table:style-name="ce35" table:formula="of:=[.$B6]+[$Data.$C$9]" office:value-type="float" office:value="49.1666666666667" calcext:value-type="float">
            <text:p>49.1666666666667</text:p>
          </table:table-cell>
        </table:table-row>
        <table:table-row table:style-name="ro1">
          <table:table-cell table:style-name="ce35" office:value-type="float" office:value="5" calcext:value-type="float">
            <text:p>5</text:p>
          </table:table-cell>
          <table:table-cell table:style-name="ce38" table:formula="of:=[$Data.$C$21]*[.$A7]" office:value-type="float" office:value="25" calcext:value-type="float">
            <text:p>25.00</text:p>
          </table:table-cell>
          <table:table-cell table:style-name="ce35" table:formula="of:=[.$B7]+[$Data.$C$9]" office:value-type="float" office:value="54.1666666666667" calcext:value-type="float">
            <text:p>54.1666666666667</text:p>
          </table:table-cell>
        </table:table-row>
        <table:table-row table:style-name="ro1">
          <table:table-cell table:style-name="ce35" office:value-type="float" office:value="6" calcext:value-type="float">
            <text:p>6</text:p>
          </table:table-cell>
          <table:table-cell table:style-name="ce38" table:formula="of:=[$Data.$C$21]*[.$A8]" office:value-type="float" office:value="30" calcext:value-type="float">
            <text:p>30.00</text:p>
          </table:table-cell>
          <table:table-cell table:style-name="ce35" table:formula="of:=[.$B8]+[$Data.$C$9]" office:value-type="float" office:value="59.1666666666667" calcext:value-type="float">
            <text:p>59.1666666666667</text:p>
          </table:table-cell>
        </table:table-row>
        <table:table-row table:style-name="ro1">
          <table:table-cell table:style-name="ce35" office:value-type="float" office:value="7" calcext:value-type="float">
            <text:p>7</text:p>
          </table:table-cell>
          <table:table-cell table:style-name="ce38" table:formula="of:=[$Data.$C$21]*[.$A9]" office:value-type="float" office:value="35" calcext:value-type="float">
            <text:p>35.00</text:p>
          </table:table-cell>
          <table:table-cell table:style-name="ce35" table:formula="of:=[.$B9]+[$Data.$C$9]" office:value-type="float" office:value="64.1666666666667" calcext:value-type="float">
            <text:p>64.1666666666667</text:p>
          </table:table-cell>
        </table:table-row>
        <table:table-row table:style-name="ro1">
          <table:table-cell table:style-name="ce35" office:value-type="float" office:value="8" calcext:value-type="float">
            <text:p>8</text:p>
          </table:table-cell>
          <table:table-cell table:style-name="ce38" table:formula="of:=[$Data.$C$21]*[.$A10]" office:value-type="float" office:value="40" calcext:value-type="float">
            <text:p>40.00</text:p>
          </table:table-cell>
          <table:table-cell table:style-name="ce35" table:formula="of:=[.$B10]+[$Data.$C$9]" office:value-type="float" office:value="69.1666666666667" calcext:value-type="float">
            <text:p>69.1666666666667</text:p>
          </table:table-cell>
        </table:table-row>
        <table:table-row table:style-name="ro1">
          <table:table-cell table:style-name="ce35" office:value-type="float" office:value="9" calcext:value-type="float">
            <text:p>9</text:p>
          </table:table-cell>
          <table:table-cell table:style-name="ce38" table:formula="of:=[$Data.$C$21]*[.$A11]" office:value-type="float" office:value="45" calcext:value-type="float">
            <text:p>45.00</text:p>
          </table:table-cell>
          <table:table-cell table:style-name="ce35" table:formula="of:=[.$B11]+[$Data.$C$9]" office:value-type="float" office:value="74.1666666666667" calcext:value-type="float">
            <text:p>74.1666666666667</text:p>
          </table:table-cell>
        </table:table-row>
        <table:table-row table:style-name="ro1">
          <table:table-cell table:style-name="ce35" office:value-type="float" office:value="10" calcext:value-type="float">
            <text:p>10</text:p>
          </table:table-cell>
          <table:table-cell table:style-name="ce38" table:formula="of:=[$Data.$C$21]*[.$A12]" office:value-type="float" office:value="50" calcext:value-type="float">
            <text:p>50.00</text:p>
          </table:table-cell>
          <table:table-cell table:style-name="ce35" table:formula="of:=[.$B12]+[$Data.$C$9]" office:value-type="float" office:value="79.1666666666667" calcext:value-type="float">
            <text:p>79.1666666666667</text:p>
          </table:table-cell>
        </table:table-row>
        <table:table-row table:style-name="ro1">
          <table:table-cell table:style-name="ce35" office:value-type="float" office:value="11" calcext:value-type="float">
            <text:p>11</text:p>
          </table:table-cell>
          <table:table-cell table:style-name="ce38" table:formula="of:=[$Data.$C$21]*[.$A13]" office:value-type="float" office:value="55" calcext:value-type="float">
            <text:p>55.00</text:p>
          </table:table-cell>
          <table:table-cell table:style-name="ce35" table:formula="of:=[.$B13]+[$Data.$C$9]" office:value-type="float" office:value="84.1666666666667" calcext:value-type="float">
            <text:p>84.1666666666667</text:p>
          </table:table-cell>
        </table:table-row>
        <table:table-row table:style-name="ro1" table:number-rows-repeated="2"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second</text:p>
          </table:table-cell>
          <table:table-cell office:value-type="string" calcext:value-type="string">
            <text:p>active monitors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COUNTIFS([.$B$2:.$B$13];&quot;&lt;=&quot;&amp;[.A17];[.$C$2:.$C$13];&quot;&gt;=&quot;&amp;[.A17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COUNTIFS([.$B$2:.$B$13];&quot;&lt;=&quot;&amp;[.A18];[.$C$2:.$C$13];&quot;&gt;=&quot;&amp;[.A18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COUNTIFS([.$B$2:.$B$13];&quot;&lt;=&quot;&amp;[.A19];[.$C$2:.$C$13];&quot;&gt;=&quot;&amp;[.A19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COUNTIFS([.$B$2:.$B$13];&quot;&lt;=&quot;&amp;[.A20];[.$C$2:.$C$13];&quot;&gt;=&quot;&amp;[.A20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COUNTIFS([.$B$2:.$B$13];&quot;&lt;=&quot;&amp;[.A21];[.$C$2:.$C$13];&quot;&gt;=&quot;&amp;[.A21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COUNTIFS([.$B$2:.$B$13];&quot;&lt;=&quot;&amp;[.A22];[.$C$2:.$C$13];&quot;&gt;=&quot;&amp;[.A22]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COUNTIFS([.$B$2:.$B$13];&quot;&lt;=&quot;&amp;[.A23];[.$C$2:.$C$13];&quot;&gt;=&quot;&amp;[.A23]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COUNTIFS([.$B$2:.$B$13];&quot;&lt;=&quot;&amp;[.A24];[.$C$2:.$C$13];&quot;&gt;=&quot;&amp;[.A24]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COUNTIFS([.$B$2:.$B$13];&quot;&lt;=&quot;&amp;[.A25];[.$C$2:.$C$13];&quot;&gt;=&quot;&amp;[.A25]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COUNTIFS([.$B$2:.$B$13];&quot;&lt;=&quot;&amp;[.A26];[.$C$2:.$C$13];&quot;&gt;=&quot;&amp;[.A26]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COUNTIFS([.$B$2:.$B$13];&quot;&lt;=&quot;&amp;[.A27];[.$C$2:.$C$13];&quot;&gt;=&quot;&amp;[.A27]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COUNTIFS([.$B$2:.$B$13];&quot;&lt;=&quot;&amp;[.A28];[.$C$2:.$C$13];&quot;&gt;=&quot;&amp;[.A28]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COUNTIFS([.$B$2:.$B$13];&quot;&lt;=&quot;&amp;[.A29];[.$C$2:.$C$13];&quot;&gt;=&quot;&amp;[.A29]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COUNTIFS([.$B$2:.$B$13];&quot;&lt;=&quot;&amp;[.A30];[.$C$2:.$C$13];&quot;&gt;=&quot;&amp;[.A30]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COUNTIFS([.$B$2:.$B$13];&quot;&lt;=&quot;&amp;[.A31];[.$C$2:.$C$13];&quot;&gt;=&quot;&amp;[.A31]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COUNTIFS([.$B$2:.$B$13];&quot;&lt;=&quot;&amp;[.A32];[.$C$2:.$C$13];&quot;&gt;=&quot;&amp;[.A32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COUNTIFS([.$B$2:.$B$13];&quot;&lt;=&quot;&amp;[.A33];[.$C$2:.$C$13];&quot;&gt;=&quot;&amp;[.A33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COUNTIFS([.$B$2:.$B$13];&quot;&lt;=&quot;&amp;[.A34];[.$C$2:.$C$13];&quot;&gt;=&quot;&amp;[.A34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COUNTIFS([.$B$2:.$B$13];&quot;&lt;=&quot;&amp;[.A35];[.$C$2:.$C$13];&quot;&gt;=&quot;&amp;[.A35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COUNTIFS([.$B$2:.$B$13];&quot;&lt;=&quot;&amp;[.A36];[.$C$2:.$C$13];&quot;&gt;=&quot;&amp;[.A36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COUNTIFS([.$B$2:.$B$13];&quot;&lt;=&quot;&amp;[.A37];[.$C$2:.$C$13];&quot;&gt;=&quot;&amp;[.A37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COUNTIFS([.$B$2:.$B$13];&quot;&lt;=&quot;&amp;[.A38];[.$C$2:.$C$13];&quot;&gt;=&quot;&amp;[.A38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COUNTIFS([.$B$2:.$B$13];&quot;&lt;=&quot;&amp;[.A39];[.$C$2:.$C$13];&quot;&gt;=&quot;&amp;[.A39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COUNTIFS([.$B$2:.$B$13];&quot;&lt;=&quot;&amp;[.A40];[.$C$2:.$C$13];&quot;&gt;=&quot;&amp;[.A40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COUNTIFS([.$B$2:.$B$13];&quot;&lt;=&quot;&amp;[.A41];[.$C$2:.$C$13];&quot;&gt;=&quot;&amp;[.A41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COUNTIFS([.$B$2:.$B$13];&quot;&lt;=&quot;&amp;[.A42];[.$C$2:.$C$13];&quot;&gt;=&quot;&amp;[.A42]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COUNTIFS([.$B$2:.$B$13];&quot;&lt;=&quot;&amp;[.A43];[.$C$2:.$C$13];&quot;&gt;=&quot;&amp;[.A43]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COUNTIFS([.$B$2:.$B$13];&quot;&lt;=&quot;&amp;[.A44];[.$C$2:.$C$13];&quot;&gt;=&quot;&amp;[.A44]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COUNTIFS([.$B$2:.$B$13];&quot;&lt;=&quot;&amp;[.A45];[.$C$2:.$C$13];&quot;&gt;=&quot;&amp;[.A45]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COUNTIFS([.$B$2:.$B$13];&quot;&lt;=&quot;&amp;[.A46];[.$C$2:.$C$13];&quot;&gt;=&quot;&amp;[.A46]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COUNTIFS([.$B$2:.$B$13];&quot;&lt;=&quot;&amp;[.A47];[.$C$2:.$C$13];&quot;&gt;=&quot;&amp;[.A47]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COUNTIFS([.$B$2:.$B$13];&quot;&lt;=&quot;&amp;[.A48];[.$C$2:.$C$13];&quot;&gt;=&quot;&amp;[.A48]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COUNTIFS([.$B$2:.$B$13];&quot;&lt;=&quot;&amp;[.A49];[.$C$2:.$C$13];&quot;&gt;=&quot;&amp;[.A49]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COUNTIFS([.$B$2:.$B$13];&quot;&lt;=&quot;&amp;[.A50];[.$C$2:.$C$13];&quot;&gt;=&quot;&amp;[.A50]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COUNTIFS([.$B$2:.$B$13];&quot;&lt;=&quot;&amp;[.A51];[.$C$2:.$C$13];&quot;&gt;=&quot;&amp;[.A51]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COUNTIFS([.$B$2:.$B$13];&quot;&lt;=&quot;&amp;[.A52];[.$C$2:.$C$13];&quot;&gt;=&quot;&amp;[.A52]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COUNTIFS([.$B$2:.$B$13];&quot;&lt;=&quot;&amp;[.A53];[.$C$2:.$C$13];&quot;&gt;=&quot;&amp;[.A53]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COUNTIFS([.$B$2:.$B$13];&quot;&lt;=&quot;&amp;[.A54];[.$C$2:.$C$13];&quot;&gt;=&quot;&amp;[.A54]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COUNTIFS([.$B$2:.$B$13];&quot;&lt;=&quot;&amp;[.A55];[.$C$2:.$C$13];&quot;&gt;=&quot;&amp;[.A55]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COUNTIFS([.$B$2:.$B$13];&quot;&lt;=&quot;&amp;[.A56];[.$C$2:.$C$13];&quot;&gt;=&quot;&amp;[.A56]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COUNTIFS([.$B$2:.$B$13];&quot;&lt;=&quot;&amp;[.A57];[.$C$2:.$C$13];&quot;&gt;=&quot;&amp;[.A57]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COUNTIFS([.$B$2:.$B$13];&quot;&lt;=&quot;&amp;[.A58];[.$C$2:.$C$13];&quot;&gt;=&quot;&amp;[.A58]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COUNTIFS([.$B$2:.$B$13];&quot;&lt;=&quot;&amp;[.A59];[.$C$2:.$C$13];&quot;&gt;=&quot;&amp;[.A59]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COUNTIFS([.$B$2:.$B$13];&quot;&lt;=&quot;&amp;[.A60];[.$C$2:.$C$13];&quot;&gt;=&quot;&amp;[.A60]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COUNTIFS([.$B$2:.$B$13];&quot;&lt;=&quot;&amp;[.A61];[.$C$2:.$C$13];&quot;&gt;=&quot;&amp;[.A61]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COUNTIFS([.$B$2:.$B$13];&quot;&lt;=&quot;&amp;[.A62];[.$C$2:.$C$13];&quot;&gt;=&quot;&amp;[.A62]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COUNTIFS([.$B$2:.$B$13];&quot;&lt;=&quot;&amp;[.A63];[.$C$2:.$C$13];&quot;&gt;=&quot;&amp;[.A63]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COUNTIFS([.$B$2:.$B$13];&quot;&lt;=&quot;&amp;[.A64];[.$C$2:.$C$13];&quot;&gt;=&quot;&amp;[.A64]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COUNTIFS([.$B$2:.$B$13];&quot;&lt;=&quot;&amp;[.A65];[.$C$2:.$C$13];&quot;&gt;=&quot;&amp;[.A65]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COUNTIFS([.$B$2:.$B$13];&quot;&lt;=&quot;&amp;[.A66];[.$C$2:.$C$13];&quot;&gt;=&quot;&amp;[.A66]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COUNTIFS([.$B$2:.$B$13];&quot;&lt;=&quot;&amp;[.A67];[.$C$2:.$C$13];&quot;&gt;=&quot;&amp;[.A67]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COUNTIFS([.$B$2:.$B$13];&quot;&lt;=&quot;&amp;[.A68];[.$C$2:.$C$13];&quot;&gt;=&quot;&amp;[.A68]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COUNTIFS([.$B$2:.$B$13];&quot;&lt;=&quot;&amp;[.A69];[.$C$2:.$C$13];&quot;&gt;=&quot;&amp;[.A69]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COUNTIFS([.$B$2:.$B$13];&quot;&lt;=&quot;&amp;[.A70];[.$C$2:.$C$13];&quot;&gt;=&quot;&amp;[.A70]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COUNTIFS([.$B$2:.$B$13];&quot;&lt;=&quot;&amp;[.A71];[.$C$2:.$C$13];&quot;&gt;=&quot;&amp;[.A71]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COUNTIFS([.$B$2:.$B$13];&quot;&lt;=&quot;&amp;[.A72];[.$C$2:.$C$13];&quot;&gt;=&quot;&amp;[.A72]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COUNTIFS([.$B$2:.$B$13];&quot;&lt;=&quot;&amp;[.A73];[.$C$2:.$C$13];&quot;&gt;=&quot;&amp;[.A73]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COUNTIFS([.$B$2:.$B$13];&quot;&lt;=&quot;&amp;[.A74];[.$C$2:.$C$13];&quot;&gt;=&quot;&amp;[.A74]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COUNTIFS([.$B$2:.$B$13];&quot;&lt;=&quot;&amp;[.A75];[.$C$2:.$C$13];&quot;&gt;=&quot;&amp;[.A75]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COUNTIFS([.$B$2:.$B$13];&quot;&lt;=&quot;&amp;[.A76];[.$C$2:.$C$13];&quot;&gt;=&quot;&amp;[.A76]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COUNTIFS([.$B$2:.$B$13];&quot;&lt;=&quot;&amp;[.A77];[.$C$2:.$C$13];&quot;&gt;=&quot;&amp;[.A77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COUNTIFS([.$B$2:.$B$13];&quot;&lt;=&quot;&amp;[.A78];[.$C$2:.$C$13];&quot;&gt;=&quot;&amp;[.A78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COUNTIFS([.$B$2:.$B$13];&quot;&lt;=&quot;&amp;[.A79];[.$C$2:.$C$13];&quot;&gt;=&quot;&amp;[.A79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COUNTIFS([.$B$2:.$B$13];&quot;&lt;=&quot;&amp;[.A80];[.$C$2:.$C$13];&quot;&gt;=&quot;&amp;[.A80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COUNTIFS([.$B$2:.$B$13];&quot;&lt;=&quot;&amp;[.A81];[.$C$2:.$C$13];&quot;&gt;=&quot;&amp;[.A81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COUNTIFS([.$B$2:.$B$13];&quot;&lt;=&quot;&amp;[.A82];[.$C$2:.$C$13];&quot;&gt;=&quot;&amp;[.A82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COUNTIFS([.$B$2:.$B$13];&quot;&lt;=&quot;&amp;[.A83];[.$C$2:.$C$13];&quot;&gt;=&quot;&amp;[.A83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COUNTIFS([.$B$2:.$B$13];&quot;&lt;=&quot;&amp;[.A84];[.$C$2:.$C$13];&quot;&gt;=&quot;&amp;[.A84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COUNTIFS([.$B$2:.$B$13];&quot;&lt;=&quot;&amp;[.A85];[.$C$2:.$C$13];&quot;&gt;=&quot;&amp;[.A85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COUNTIFS([.$B$2:.$B$13];&quot;&lt;=&quot;&amp;[.A86];[.$C$2:.$C$13];&quot;&gt;=&quot;&amp;[.A86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COUNTIFS([.$B$2:.$B$13];&quot;&lt;=&quot;&amp;[.A87];[.$C$2:.$C$13];&quot;&gt;=&quot;&amp;[.A87]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COUNTIFS([.$B$2:.$B$13];&quot;&lt;=&quot;&amp;[.A88];[.$C$2:.$C$13];&quot;&gt;=&quot;&amp;[.A88]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COUNTIFS([.$B$2:.$B$13];&quot;&lt;=&quot;&amp;[.A89];[.$C$2:.$C$13];&quot;&gt;=&quot;&amp;[.A89]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COUNTIFS([.$B$2:.$B$13];&quot;&lt;=&quot;&amp;[.A90];[.$C$2:.$C$13];&quot;&gt;=&quot;&amp;[.A90]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COUNTIFS([.$B$2:.$B$13];&quot;&lt;=&quot;&amp;[.A91];[.$C$2:.$C$13];&quot;&gt;=&quot;&amp;[.A91]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COUNTIFS([.$B$2:.$B$13];&quot;&lt;=&quot;&amp;[.A92];[.$C$2:.$C$13];&quot;&gt;=&quot;&amp;[.A92]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COUNTIFS([.$B$2:.$B$13];&quot;&lt;=&quot;&amp;[.A93];[.$C$2:.$C$13];&quot;&gt;=&quot;&amp;[.A93]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COUNTIFS([.$B$2:.$B$13];&quot;&lt;=&quot;&amp;[.A94];[.$C$2:.$C$13];&quot;&gt;=&quot;&amp;[.A94]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COUNTIFS([.$B$2:.$B$13];&quot;&lt;=&quot;&amp;[.A95];[.$C$2:.$C$13];&quot;&gt;=&quot;&amp;[.A95]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COUNTIFS([.$B$2:.$B$13];&quot;&lt;=&quot;&amp;[.A96];[.$C$2:.$C$13];&quot;&gt;=&quot;&amp;[.A96]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COUNTIFS([.$B$2:.$B$13];&quot;&lt;=&quot;&amp;[.A97];[.$C$2:.$C$13];&quot;&gt;=&quot;&amp;[.A97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COUNTIFS([.$B$2:.$B$13];&quot;&lt;=&quot;&amp;[.A98];[.$C$2:.$C$13];&quot;&gt;=&quot;&amp;[.A98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COUNTIFS([.$B$2:.$B$13];&quot;&lt;=&quot;&amp;[.A99];[.$C$2:.$C$13];&quot;&gt;=&quot;&amp;[.A99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COUNTIFS([.$B$2:.$B$13];&quot;&lt;=&quot;&amp;[.A100];[.$C$2:.$C$13];&quot;&gt;=&quot;&amp;[.A100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COUNTIFS([.$B$2:.$B$13];&quot;&lt;=&quot;&amp;[.A101];[.$C$2:.$C$13];&quot;&gt;=&quot;&amp;[.A101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COUNTIFS([.$B$2:.$B$13];&quot;&lt;=&quot;&amp;[.A102];[.$C$2:.$C$13];&quot;&gt;=&quot;&amp;[.A10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COUNTIFS([.$B$2:.$B$13];&quot;&lt;=&quot;&amp;[.A103];[.$C$2:.$C$13];&quot;&gt;=&quot;&amp;[.A10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COUNTIFS([.$B$2:.$B$13];&quot;&lt;=&quot;&amp;[.A104];[.$C$2:.$C$13];&quot;&gt;=&quot;&amp;[.A10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COUNTIFS([.$B$2:.$B$13];&quot;&lt;=&quot;&amp;[.A105];[.$C$2:.$C$13];&quot;&gt;=&quot;&amp;[.A10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COUNTIFS([.$B$2:.$B$13];&quot;&lt;=&quot;&amp;[.A106];[.$C$2:.$C$13];&quot;&gt;=&quot;&amp;[.A10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COUNTIFS([.$B$2:.$B$13];&quot;&lt;=&quot;&amp;[.A107];[.$C$2:.$C$13];&quot;&gt;=&quot;&amp;[.A107])"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2" number:min-decimal-places="2" number:min-integer-digits="1"/>
      <number:text> minutes</number:text>
    </number:number-style>
    <number:number-style style:name="N112">
      <number:number number:decimal-places="1" number:min-decimal-places="1" number:min-integer-digits="1"/>
      <number:text> m</number:text>
    </number:number-style>
    <number:number-style style:name="N113">
      <number:number number:decimal-places="0" number:min-decimal-places="0" number:min-integer-digits="1"/>
      <number:text> s</number:text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6-01T19:13:18.861000000</meta:creation-date>
    <dc:date>2024-06-01T21:29:48.161000000</dc:date>
    <meta:editing-duration>PT18M42S</meta:editing-duration>
    <meta:editing-cycles>4</meta:editing-cycles>
    <meta:generator>LibreOffice/7.0.5.2$Windows_X86_64 LibreOffice_project/64390860c6cd0aca4beafafcfd84613dd9dfb63a</meta:generator>
    <meta:document-statistic meta:table-count="2" meta:cell-count="313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301cm" svg:y="4.201cm" style:legend-expansion="high" chart:style-name="ch2"/>
        <chart:plot-area chart:style-name="ch3" table:cell-range-address="MonitorsActivationTimes.A16:MonitorsActivationTimes.B107" chart:data-source-has-labels="both" svg:x="0.32cm" svg:y="0.18cm" svg:width="11.661cm" svg:height="8.64cm">
          <chart:coordinate-region svg:x="0.756cm" svg:y="0.379cm" svg:width="11.085cm" svg:height="7.649cm"/>
          <chart:axis chart:dimension="x" chart:name="primary-x" chart:style-name="ch4" chartooo:axis-type="auto">
            <chartooo:date-scale/>
            <chart:categories table:cell-range-address="MonitorsActivationTimes.A17:MonitorsActivationTimes.A10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MonitorsActivationTimes.B17:MonitorsActivationTimes.B107" chart:label-cell-address="MonitorsActivationTimes.B16:MonitorsActivationTimes.B16" chart:class="chart:line">
            <chart:data-point chart:repeated="9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tive monitors</text:p>
                <draw:g>
                  <svg:desc>MonitorsActivationTimes.B16:MonitorsActivationTimes.B16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MonitorsActivationTimes.A17:MonitorsActivationTimes.A107</svg:desc>
                </draw:g>
              </table:table-cell>
              <table:table-cell office:value-type="float" office:value="1">
                <text:p>1</text:p>
                <draw:g>
                  <svg:desc>MonitorsActivationTimes.B17:MonitorsActivationTimes.B107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5.2$Windows_X86_64 LibreOffice_project/64390860c6cd0aca4beafafcfd84613dd9dfb63a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